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9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4126" calcext:value-type="float">
            <text:p><text:s text:c="3"/>94,126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8502" calcext:value-type="float">
            <text:p><text:s text:c="3"/>8,502</text:p>
          </table:table-cell>
          <table:table-cell table:style-name="ce36" office:value-type="float" office:value="7462" calcext:value-type="float">
            <text:p><text:s text:c="3"/>7,462</text:p>
          </table:table-cell>
          <table:table-cell table:style-name="ce36" office:value-type="float" office:value="3154" calcext:value-type="float">
            <text:p><text:s text:c="3"/>3,154</text:p>
          </table:table-cell>
          <table:table-cell table:style-name="ce36" office:value-type="float" office:value="2033" calcext:value-type="float">
            <text:p><text:s text:c="3"/>2,033</text:p>
          </table:table-cell>
          <table:table-cell table:style-name="ce36" office:value-type="float" office:value="3174" calcext:value-type="float">
            <text:p><text:s text:c="3"/>3,174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87" calcext:value-type="float">
            <text:p><text:s text:c="3"/>6,387</text:p>
          </table:table-cell>
          <table:table-cell table:style-name="ce36" office:value-type="float" office:value="48752" calcext:value-type="float">
            <text:p><text:s text:c="3"/>48,752</text:p>
          </table:table-cell>
          <table:table-cell table:style-name="ce36" office:value-type="float" office:value="1469" calcext:value-type="float">
            <text:p><text:s text:c="3"/>1,469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95446" calcext:value-type="float">
            <text:p><text:s text:c="3"/>95,446</text:p>
          </table:table-cell>
          <table:table-cell table:style-name="ce36" office:value-type="float" office:value="5331" calcext:value-type="float">
            <text:p><text:s text:c="3"/>5,331</text:p>
          </table:table-cell>
          <table:table-cell table:style-name="ce36" office:value-type="float" office:value="9037" calcext:value-type="float">
            <text:p><text:s text:c="3"/>9,037</text:p>
          </table:table-cell>
          <table:table-cell table:style-name="ce36" office:value-type="float" office:value="7128" calcext:value-type="float">
            <text:p><text:s text:c="3"/>7,128</text:p>
          </table:table-cell>
          <table:table-cell table:style-name="ce36" office:value-type="float" office:value="3305" calcext:value-type="float">
            <text:p><text:s text:c="3"/>3,305</text:p>
          </table:table-cell>
          <table:table-cell table:style-name="ce36" office:value-type="float" office:value="1758" calcext:value-type="float">
            <text:p><text:s text:c="3"/>1,758</text:p>
          </table:table-cell>
          <table:table-cell table:style-name="ce36" office:value-type="float" office:value="3107" calcext:value-type="float">
            <text:p><text:s text:c="3"/>3,107</text:p>
          </table:table-cell>
          <table:table-cell table:style-name="ce36" office:value-type="float" office:value="9107" calcext:value-type="float">
            <text:p><text:s text:c="3"/>9,107</text:p>
          </table:table-cell>
          <table:table-cell table:style-name="ce36" office:value-type="float" office:value="1438" calcext:value-type="float">
            <text:p><text:s text:c="3"/>1,43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87" calcext:value-type="float">
            <text:p><text:s text:c="3"/>6,387</text:p>
          </table:table-cell>
          <table:table-cell table:style-name="ce36" office:value-type="float" office:value="48751" calcext:value-type="float">
            <text:p><text:s text:c="3"/>48,75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57" office:value-type="float" office:value="-1320" calcext:value-type="float">
            <text:p><text:s text:c="7"/>－1,320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3109" calcext:value-type="float">
            <text:p><text:s text:c="3"/>43,109</text:p>
          </table:table-cell>
          <table:table-cell table:style-name="ce36" office:value-type="float" office:value="1264" calcext:value-type="float">
            <text:p><text:s text:c="3"/>1,264</text:p>
          </table:table-cell>
          <table:table-cell table:style-name="ce36" office:value-type="float" office:value="4065" calcext:value-type="float">
            <text:p><text:s text:c="3"/>4,065</text:p>
          </table:table-cell>
          <table:table-cell table:style-name="ce36" office:value-type="float" office:value="3441" calcext:value-type="float">
            <text:p><text:s text:c="3"/>3,441</text:p>
          </table:table-cell>
          <table:table-cell table:style-name="ce36" office:value-type="float" office:value="1460" calcext:value-type="float">
            <text:p><text:s text:c="3"/>1,460</text:p>
          </table:table-cell>
          <table:table-cell table:style-name="ce36" office:value-type="float" office:value="932" calcext:value-type="float">
            <text:p><text:s text:c="3"/>932</text:p>
          </table:table-cell>
          <table:table-cell table:style-name="ce36" office:value-type="float" office:value="1492" calcext:value-type="float">
            <text:p><text:s text:c="3"/>1,492</text:p>
          </table:table-cell>
          <table:table-cell table:style-name="ce36" office:value-type="float" office:value="4765" calcext:value-type="float">
            <text:p><text:s text:c="3"/>4,765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009" calcext:value-type="float">
            <text:p><text:s text:c="3"/>3,009</text:p>
          </table:table-cell>
          <table:table-cell table:style-name="ce36" office:value-type="float" office:value="22145" calcext:value-type="float">
            <text:p><text:s text:c="3"/>22,145</text:p>
          </table:table-cell>
          <table:table-cell table:style-name="ce36" office:value-type="float" office:value="382" calcext:value-type="float">
            <text:p><text:s text:c="3"/>3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933" calcext:value-type="float">
            <text:p><text:s text:c="3"/>43,933</text:p>
          </table:table-cell>
          <table:table-cell table:style-name="ce36" office:value-type="float" office:value="2421" calcext:value-type="float">
            <text:p><text:s text:c="3"/>2,421</text:p>
          </table:table-cell>
          <table:table-cell table:style-name="ce36" office:value-type="float" office:value="4107" calcext:value-type="float">
            <text:p><text:s text:c="3"/>4,107</text:p>
          </table:table-cell>
          <table:table-cell table:style-name="ce36" office:value-type="float" office:value="3272" calcext:value-type="float">
            <text:p><text:s text:c="3"/>3,27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801" calcext:value-type="float">
            <text:p><text:s text:c="3"/>801</text:p>
          </table:table-cell>
          <table:table-cell table:style-name="ce36" office:value-type="float" office:value="1409" calcext:value-type="float">
            <text:p><text:s text:c="3"/>1,409</text:p>
          </table:table-cell>
          <table:table-cell table:style-name="ce36" office:value-type="float" office:value="4435" calcext:value-type="float">
            <text:p><text:s text:c="3"/>4,435</text:p>
          </table:table-cell>
          <table:table-cell table:style-name="ce36" office:value-type="float" office:value="742" calcext:value-type="float">
            <text:p><text:s text:c="3"/>74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009" calcext:value-type="float">
            <text:p><text:s text:c="3"/>3,009</text:p>
          </table:table-cell>
          <table:table-cell table:style-name="ce36" office:value-type="float" office:value="22145" calcext:value-type="float">
            <text:p><text:s text:c="3"/>22,145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8" office:value-type="float" office:value="-824" calcext:value-type="float">
            <text:p><text:s text:c="7"/>－82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1017" calcext:value-type="float">
            <text:p><text:s text:c="3"/>51,017</text:p>
          </table:table-cell>
          <table:table-cell table:style-name="ce37" office:value-type="float" office:value="1362" calcext:value-type="float">
            <text:p><text:s text:c="3"/>1,362</text:p>
          </table:table-cell>
          <table:table-cell table:style-name="ce37" office:value-type="float" office:value="4437" calcext:value-type="float">
            <text:p><text:s text:c="3"/>4,437</text:p>
          </table:table-cell>
          <table:table-cell table:style-name="ce37" office:value-type="float" office:value="4021" calcext:value-type="float">
            <text:p><text:s text:c="3"/>4,021</text:p>
          </table:table-cell>
          <table:table-cell table:style-name="ce37" office:value-type="float" office:value="1694" calcext:value-type="float">
            <text:p><text:s text:c="3"/>1,694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682" calcext:value-type="float">
            <text:p><text:s text:c="3"/>1,682</text:p>
          </table:table-cell>
          <table:table-cell table:style-name="ce37" office:value-type="float" office:value="5528" calcext:value-type="float">
            <text:p><text:s text:c="3"/>5,528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378" calcext:value-type="float">
            <text:p><text:s text:c="3"/>3,378</text:p>
          </table:table-cell>
          <table:table-cell table:style-name="ce37" office:value-type="float" office:value="26607" calcext:value-type="float">
            <text:p><text:s text:c="3"/>26,607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1513" calcext:value-type="float">
            <text:p><text:s text:c="3"/>51,513</text:p>
          </table:table-cell>
          <table:table-cell table:style-name="ce37" office:value-type="float" office:value="2910" calcext:value-type="float">
            <text:p><text:s text:c="3"/>2,910</text:p>
          </table:table-cell>
          <table:table-cell table:style-name="ce37" office:value-type="float" office:value="4930" calcext:value-type="float">
            <text:p><text:s text:c="3"/>4,930</text:p>
          </table:table-cell>
          <table:table-cell table:style-name="ce37" office:value-type="float" office:value="3856" calcext:value-type="float">
            <text:p><text:s text:c="3"/>3,856</text:p>
          </table:table-cell>
          <table:table-cell table:style-name="ce37" office:value-type="float" office:value="1765" calcext:value-type="float">
            <text:p><text:s text:c="3"/>1,76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98" calcext:value-type="float">
            <text:p><text:s text:c="3"/>1,698</text:p>
          </table:table-cell>
          <table:table-cell table:style-name="ce37" office:value-type="float" office:value="4672" calcext:value-type="float">
            <text:p><text:s text:c="3"/>4,672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378" calcext:value-type="float">
            <text:p><text:s text:c="3"/>3,378</text:p>
          </table:table-cell>
          <table:table-cell table:style-name="ce37" office:value-type="float" office:value="26606" calcext:value-type="float">
            <text:p><text:s text:c="3"/>26,60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59" office:value-type="float" office:value="-496" calcext:value-type="float">
            <text:p><text:s text:c="7"/>－49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6736" calcext:value-type="float">
            <text:p>16,736</text:p>
          </table:table-cell>
          <table:table-cell table:style-name="ce38" office:value-type="float" office:value="544" calcext:value-type="float">
            <text:p>54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916" calcext:value-type="float">
            <text:p>4,916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3068" calcext:value-type="float">
            <text:p>3,068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825" calcext:value-type="float">
            <text:p>6,825</text:p>
          </table:table-cell>
          <table:table-cell table:style-name="ce38" office:value-type="float" office:value="327" calcext:value-type="float">
            <text:p>32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6340" calcext:value-type="float">
            <text:p>16,340</text:p>
          </table:table-cell>
          <table:table-cell table:style-name="ce38" office:value-type="float" office:value="992" calcext:value-type="float">
            <text:p>9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70" calcext:value-type="float">
            <text:p>3,970</text:p>
          </table:table-cell>
          <table:table-cell table:style-name="ce38" office:value-type="float" office:value="369" calcext:value-type="float">
            <text:p>369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3274" calcext:value-type="float">
            <text:p>3,274</text:p>
          </table:table-cell>
          <table:table-cell table:style-name="ce38" office:value-type="float" office:value="391" calcext:value-type="float">
            <text:p>39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825" calcext:value-type="float">
            <text:p>6,82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" calcext:value-type="float">
            <text:p>9</text:p>
          </table:table-cell>
          <table:table-cell table:style-name="ce60" office:value-type="float" office:value="396" calcext:value-type="float">
            <text:p>396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594" calcext:value-type="float">
            <text:p>7,594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4" calcext:value-type="float">
            <text:p>2,244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411" calcext:value-type="float">
            <text:p>1,411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38" calcext:value-type="float">
            <text:p>3,138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652" calcext:value-type="float">
            <text:p>7,652</text:p>
          </table:table-cell>
          <table:table-cell table:style-name="ce39" office:value-type="float" office:value="442" calcext:value-type="float">
            <text:p>4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2" calcext:value-type="float">
            <text:p>1,822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644" calcext:value-type="float">
            <text:p>1,644</text:p>
          </table:table-cell>
          <table:table-cell table:style-name="ce39" office:value-type="float" office:value="199" calcext:value-type="float">
            <text:p>19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39" calcext:value-type="float">
            <text:p>3,139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61" office:value-type="float" office:value="-58" calcext:value-type="float">
            <text:p><text:s text:c="7"/>－58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9142" calcext:value-type="float">
            <text:p>9,142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657" calcext:value-type="float">
            <text:p>1,657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688" calcext:value-type="float">
            <text:p>8,688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630" calcext:value-type="float">
            <text:p>1,630</text:p>
          </table:table-cell>
          <table:table-cell table:style-name="ce40" office:value-type="float" office:value="192" calcext:value-type="float">
            <text:p>19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86" calcext:value-type="float">
            <text:p>3,68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62" office:value-type="float" office:value="454" calcext:value-type="float">
            <text:p>454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990" calcext:value-type="float">
            <text:p>14,990</text:p>
          </table:table-cell>
          <table:table-cell table:style-name="ce38" office:value-type="float" office:value="911" calcext:value-type="float">
            <text:p>911</text:p>
          </table:table-cell>
          <table:table-cell table:style-name="ce38" office:value-type="float" office:value="3970" calcext:value-type="float">
            <text:p>3,9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7" calcext:value-type="float">
            <text:p>407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2173" calcext:value-type="float">
            <text:p>2,173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02" calcext:value-type="float">
            <text:p>6,702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6027" calcext:value-type="float">
            <text:p>16,027</text:p>
          </table:table-cell>
          <table:table-cell table:style-name="ce38" office:value-type="float" office:value="1844" calcext:value-type="float">
            <text:p>1,844</text:p>
          </table:table-cell>
          <table:table-cell table:style-name="ce38" office:value-type="float" office:value="4916" calcext:value-type="float">
            <text:p>4,9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1724" calcext:value-type="float">
            <text:p>1,724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02" calcext:value-type="float">
            <text:p>6,70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-1037" calcext:value-type="float">
            <text:p><text:s text:c="7"/>－1,037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795" calcext:value-type="float">
            <text:p>6,795</text:p>
          </table:table-cell>
          <table:table-cell table:style-name="ce39" office:value-type="float" office:value="399" calcext:value-type="float">
            <text:p>399</text:p>
          </table:table-cell>
          <table:table-cell table:style-name="ce39" office:value-type="float" office:value="1822" calcext:value-type="float">
            <text:p>1,8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011" calcext:value-type="float">
            <text:p>1,011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21" calcext:value-type="float">
            <text:p>3,021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290" calcext:value-type="float">
            <text:p>7,290</text:p>
          </table:table-cell>
          <table:table-cell table:style-name="ce39" office:value-type="float" office:value="821" calcext:value-type="float">
            <text:p>821</text:p>
          </table:table-cell>
          <table:table-cell table:style-name="ce39" office:value-type="float" office:value="2244" calcext:value-type="float">
            <text:p>2,2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830" calcext:value-type="float">
            <text:p>830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21" calcext:value-type="float">
            <text:p>3,02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-495" calcext:value-type="float">
            <text:p><text:s text:c="7"/>－49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195" calcext:value-type="float">
            <text:p>8,195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737" calcext:value-type="float">
            <text:p>8,737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542" calcext:value-type="float">
            <text:p><text:s text:c="7"/>－542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0861" calcext:value-type="float">
            <text:p>10,861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369" calcext:value-type="float">
            <text:p>369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2227" calcext:value-type="float">
            <text:p>2,227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75" calcext:value-type="float">
            <text:p>7,175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758" calcext:value-type="float">
            <text:p>10,758</text:p>
          </table:table-cell>
          <table:table-cell table:style-name="ce38" office:value-type="float" office:value="420" calcext:value-type="float">
            <text:p>420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407" calcext:value-type="float">
            <text:p>4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129" calcext:value-type="float">
            <text:p>1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75" calcext:value-type="float">
            <text:p>7,17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63" office:value-type="float" office:value="103" calcext:value-type="float">
            <text:p>103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872" calcext:value-type="float">
            <text:p>4,872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041" calcext:value-type="float">
            <text:p>1,041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84" calcext:value-type="float">
            <text:p>3,18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46" calcext:value-type="float">
            <text:p>4,846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853" calcext:value-type="float">
            <text:p>853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84" calcext:value-type="float">
            <text:p>3,1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26" calcext:value-type="float">
            <text:p>2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5989" calcext:value-type="float">
            <text:p>5,989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91" calcext:value-type="float">
            <text:p>3,991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912" calcext:value-type="float">
            <text:p>5,912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91" calcext:value-type="float">
            <text:p>3,99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77" calcext:value-type="float">
            <text:p>77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228" calcext:value-type="float">
            <text:p>6,228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2" calcext:value-type="float">
            <text:p>632</text:p>
          </table:table-cell>
          <table:table-cell table:style-name="ce38" office:value-type="float" office:value="659" calcext:value-type="float">
            <text:p>65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73" calcext:value-type="float">
            <text:p>4,273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589" calcext:value-type="float">
            <text:p>6,589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0" calcext:value-type="float">
            <text:p>630</text:p>
          </table:table-cell>
          <table:table-cell table:style-name="ce38" office:value-type="float" office:value="731" calcext:value-type="float">
            <text:p>731</text:p>
          </table:table-cell>
          <table:table-cell table:style-name="ce38" office:value-type="float" office:value="63" calcext:value-type="float">
            <text:p>6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73" calcext:value-type="float">
            <text:p>4,273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3" office:value-type="float" office:value="-361" calcext:value-type="float">
            <text:p><text:s text:c="7"/>－361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796" calcext:value-type="float">
            <text:p>2,796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14" calcext:value-type="float">
            <text:p>1,91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979" calcext:value-type="float">
            <text:p>2,979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14" calcext:value-type="float">
            <text:p>1,9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183" calcext:value-type="float">
            <text:p><text:s text:c="7"/>－183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432" calcext:value-type="float">
            <text:p>3,432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10" calcext:value-type="float">
            <text:p>3,610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-178" calcext:value-type="float">
            <text:p><text:s text:c="7"/>－17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258" calcext:value-type="float">
            <text:p>12,258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630" calcext:value-type="float">
            <text:p>6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31" calcext:value-type="float">
            <text:p>1,631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72" calcext:value-type="float">
            <text:p>8,772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451" calcext:value-type="float">
            <text:p>12,451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632" calcext:value-type="float">
            <text:p>6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44" calcext:value-type="float">
            <text:p>1,444</text:p>
          </table:table-cell>
          <table:table-cell table:style-name="ce38" office:value-type="float" office:value="167" calcext:value-type="float">
            <text:p>16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72" calcext:value-type="float">
            <text:p>8,77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-193" calcext:value-type="float">
            <text:p><text:s text:c="7"/>－193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527" calcext:value-type="float">
            <text:p>5,527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60" calcext:value-type="float">
            <text:p>3,96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83" calcext:value-type="float">
            <text:p>5,683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4" calcext:value-type="float">
            <text:p>714</text:p>
          </table:table-cell>
          <table:table-cell table:style-name="ce39" office:value-type="float" office:value="98" calcext:value-type="float">
            <text:p>9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60" calcext:value-type="float">
            <text:p>3,9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-156" calcext:value-type="float">
            <text:p><text:s text:c="7"/>－15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731" calcext:value-type="float">
            <text:p>6,731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812" calcext:value-type="float">
            <text:p>4,812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768" calcext:value-type="float">
            <text:p>6,768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812" calcext:value-type="float">
            <text:p>4,81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-37" calcext:value-type="float">
            <text:p><text:s text:c="7"/>－37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1423" calcext:value-type="float">
            <text:p>31,423</text:p>
          </table:table-cell>
          <table:table-cell table:style-name="ce38" office:value-type="float" office:value="561" calcext:value-type="float">
            <text:p>561</text:p>
          </table:table-cell>
          <table:table-cell table:style-name="ce38" office:value-type="float" office:value="3274" calcext:value-type="float">
            <text:p>3,274</text:p>
          </table:table-cell>
          <table:table-cell table:style-name="ce38" office:value-type="float" office:value="1724" calcext:value-type="float">
            <text:p>1,724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731" calcext:value-type="float">
            <text:p>731</text:p>
          </table:table-cell>
          <table:table-cell table:style-name="ce38" office:value-type="float" office:value="1444" calcext:value-type="float">
            <text:p>1,44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86" calcext:value-type="float">
            <text:p>6,386</text:p>
          </table:table-cell>
          <table:table-cell table:style-name="ce38" office:value-type="float" office:value="14831" calcext:value-type="float">
            <text:p>14,831</text:p>
          </table:table-cell>
          <table:table-cell table:style-name="ce38" office:value-type="float" office:value="534" calcext:value-type="float">
            <text:p>53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2842" calcext:value-type="float">
            <text:p>32,842</text:p>
          </table:table-cell>
          <table:table-cell table:style-name="ce38" office:value-type="float" office:value="1295" calcext:value-type="float">
            <text:p>1,295</text:p>
          </table:table-cell>
          <table:table-cell table:style-name="ce38" office:value-type="float" office:value="3070" calcext:value-type="float">
            <text:p>3,070</text:p>
          </table:table-cell>
          <table:table-cell table:style-name="ce38" office:value-type="float" office:value="2173" calcext:value-type="float">
            <text:p>2,173</text:p>
          </table:table-cell>
          <table:table-cell table:style-name="ce38" office:value-type="float" office:value="2227" calcext:value-type="float">
            <text:p>2,227</text:p>
          </table:table-cell>
          <table:table-cell table:style-name="ce38" office:value-type="float" office:value="659" calcext:value-type="float">
            <text:p>659</text:p>
          </table:table-cell>
          <table:table-cell table:style-name="ce38" office:value-type="float" office:value="1631" calcext:value-type="float">
            <text:p>1,6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5" calcext:value-type="float">
            <text:p>53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86" calcext:value-type="float">
            <text:p>6,386</text:p>
          </table:table-cell>
          <table:table-cell table:style-name="ce38" office:value-type="float" office:value="14830" calcext:value-type="float">
            <text:p>14,83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6" calcext:value-type="float">
            <text:p>6</text:p>
          </table:table-cell>
          <table:table-cell table:style-name="ce63" office:value-type="float" office:value="-1419" calcext:value-type="float">
            <text:p><text:s text:c="7"/>－1,419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4674" calcext:value-type="float">
            <text:p>14,674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1644" calcext:value-type="float">
            <text:p>1,644</text:p>
          </table:table-cell>
          <table:table-cell table:style-name="ce39" office:value-type="float" office:value="830" calcext:value-type="float">
            <text:p>830</text:p>
          </table:table-cell>
          <table:table-cell table:style-name="ce39" office:value-type="float" office:value="853" calcext:value-type="float">
            <text:p>853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714" calcext:value-type="float">
            <text:p>7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08" calcext:value-type="float">
            <text:p>3,008</text:p>
          </table:table-cell>
          <table:table-cell table:style-name="ce39" office:value-type="float" office:value="6827" calcext:value-type="float">
            <text:p>6,827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5232" calcext:value-type="float">
            <text:p>15,232</text:p>
          </table:table-cell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1413" calcext:value-type="float">
            <text:p>1,413</text:p>
          </table:table-cell>
          <table:table-cell table:style-name="ce39" office:value-type="float" office:value="1011" calcext:value-type="float">
            <text:p>1,011</text:p>
          </table:table-cell>
          <table:table-cell table:style-name="ce39" office:value-type="float" office:value="1041" calcext:value-type="float">
            <text:p>1,041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08" calcext:value-type="float">
            <text:p>3,008</text:p>
          </table:table-cell>
          <table:table-cell table:style-name="ce39" office:value-type="float" office:value="6826" calcext:value-type="float">
            <text:p>6,826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558" calcext:value-type="float">
            <text:p><text:s text:c="7"/>－558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6749" calcext:value-type="float">
            <text:p>16,749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1630" calcext:value-type="float">
            <text:p>1,630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8004" calcext:value-type="float">
            <text:p>8,004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7610" calcext:value-type="float">
            <text:p>17,610</text:p>
          </table:table-cell>
          <table:table-cell table:style-name="ce40" office:value-type="float" office:value="695" calcext:value-type="float">
            <text:p>695</text:p>
          </table:table-cell>
          <table:table-cell table:style-name="ce40" office:value-type="float" office:value="1657" calcext:value-type="float">
            <text:p>1,657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8004" calcext:value-type="float">
            <text:p>8,00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-861" calcext:value-type="float">
            <text:p><text:s text:c="7"/>－86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35" calcext:value-type="float">
            <text:p>2,03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368" calcext:value-type="float">
            <text:p>1,36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1368" calcext:value-type="float">
            <text:p>1,36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82" calcext:value-type="float">
            <text:p><text:s text:c="7"/>－18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2" calcext:value-type="float">
            <text:p>1,0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620" calcext:value-type="float">
            <text:p>6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9" calcext:value-type="float">
            <text:p><text:s text:c="7"/>－10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748" calcext:value-type="float">
            <text:p>74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5" calcext:value-type="float">
            <text:p>1,18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748" calcext:value-type="float">
            <text:p>7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3" calcext:value-type="float">
            <text:p><text:s text:c="7"/>－7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677" calcext:value-type="float">
            <text:p>8,677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495" calcext:value-type="float">
            <text:p>1,495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4201" calcext:value-type="float">
            <text:p>4,201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65" calcext:value-type="float">
            <text:p>7,865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657" calcext:value-type="float">
            <text:p>657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4201" calcext:value-type="float">
            <text:p>4,20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812" calcext:value-type="float">
            <text:p>81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052" calcext:value-type="float">
            <text:p>4,05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1888" calcext:value-type="float">
            <text:p>1,88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00" calcext:value-type="float">
            <text:p>3,600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1888" calcext:value-type="float">
            <text:p>1,88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52" calcext:value-type="float">
            <text:p>45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625" calcext:value-type="float">
            <text:p>4,625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739" calcext:value-type="float">
            <text:p>739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65" calcext:value-type="float">
            <text:p>4,26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555" calcext:value-type="float">
            <text:p>555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360" calcext:value-type="float">
            <text:p>36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19" calcext:value-type="float">
            <text:p>2,31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701" calcext:value-type="float">
            <text:p>7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29" calcext:value-type="float">
            <text:p>52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08" calcext:value-type="float">
            <text:p>1,10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316" calcext:value-type="float">
            <text:p>3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96" calcext:value-type="float">
            <text:p>29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11" calcext:value-type="float">
            <text:p>1,21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385" calcext:value-type="float">
            <text:p>3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33" calcext:value-type="float">
            <text:p>23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25" calcext:value-type="float">
            <text:p>1,52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87" calcext:value-type="float">
            <text:p>1,587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62" calcext:value-type="float">
            <text:p><text:s text:c="7"/>－6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91" calcext:value-type="float">
            <text:p>91</text:p>
          </table:table-cell>
          <table:table-cell table:number-columns-repeated="2"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9" calcext:value-type="float">
            <text:p><text:s text:c="7"/>－6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77" calcext:value-type="float">
            <text:p>77</text:p>
          </table:table-cell>
          <table:table-cell table:number-columns-repeated="2"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7" calcext:value-type="float">
            <text:p>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35" calcext:value-type="float">
            <text:p>2,73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697" calcext:value-type="float">
            <text:p><text:s text:c="7"/>－69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95" calcext:value-type="float">
            <text:p>1,29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4" calcext:value-type="float">
            <text:p>1,61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771" calcext:value-type="float">
            <text:p>7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19" calcext:value-type="float">
            <text:p><text:s text:c="7"/>－31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40" calcext:value-type="float">
            <text:p>1,44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849" calcext:value-type="float">
            <text:p>84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8" calcext:value-type="float">
            <text:p>1,81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27" calcext:value-type="float">
            <text:p>327</text:p>
          </table:table-cell>
          <table:table-cell table:number-columns-repeated="2"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849" calcext:value-type="float">
            <text:p>8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378" calcext:value-type="float">
            <text:p><text:s text:c="7"/>－378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47" calcext:value-type="float">
            <text:p><text:s text:c="7"/>－24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14" calcext:value-type="float">
            <text:p><text:s text:c="7"/>－114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270" calcext:value-type="float">
            <text:p>2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33" calcext:value-type="float">
            <text:p><text:s text:c="7"/>－13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4" calcext:value-type="float">
            <text:p>1,93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720" calcext:value-type="float">
            <text:p>7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81" calcext:value-type="float">
            <text:p><text:s text:c="7"/>－28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305" calcext:value-type="float">
            <text:p>3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82" calcext:value-type="float">
            <text:p><text:s text:c="7"/>－18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5" calcext:value-type="float">
            <text:p>93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415" calcext:value-type="float">
            <text:p>41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4" calcext:value-type="float">
            <text:p>1,03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415" calcext:value-type="float">
            <text:p>4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9" calcext:value-type="float">
            <text:p><text:s text:c="7"/>－99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96" calcext:value-type="float">
            <text:p>1,49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8" calcext:value-type="float">
            <text:p>1,65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455" calcext:value-type="float">
            <text:p>4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62" calcext:value-type="float">
            <text:p><text:s text:c="7"/>－16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83" calcext:value-type="float">
            <text:p>68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2" calcext:value-type="float">
            <text:p><text:s text:c="7"/>－6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3" calcext:value-type="float">
            <text:p>9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252" calcext:value-type="float">
            <text:p>2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00" calcext:value-type="float">
            <text:p><text:s text:c="7"/>－10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86" calcext:value-type="float">
            <text:p>4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78" calcext:value-type="float">
            <text:p>2,87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07" calcext:value-type="float">
            <text:p>7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1270" calcext:value-type="float">
            <text:p>1,27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74" calcext:value-type="float">
            <text:p><text:s text:c="7"/>－57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01" calcext:value-type="float">
            <text:p>1,10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17" calcext:value-type="float">
            <text:p>61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7" calcext:value-type="float">
            <text:p>1,33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616" calcext:value-type="float">
            <text:p>6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36" calcext:value-type="float">
            <text:p><text:s text:c="7"/>－23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03" calcext:value-type="float">
            <text:p>1,20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39" calcext:value-type="float">
            <text:p>2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654" calcext:value-type="float">
            <text:p>65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1" calcext:value-type="float">
            <text:p>1,54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654" calcext:value-type="float">
            <text:p>6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38" calcext:value-type="float">
            <text:p><text:s text:c="7"/>－33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137" calcext:value-type="float">
            <text:p><text:s text:c="7"/>－13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-66" calcext:value-type="float">
            <text:p><text:s text:c="7"/>－6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71" calcext:value-type="float">
            <text:p><text:s text:c="7"/>－7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7" calcext:value-type="float">
            <text:p>1,64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867" calcext:value-type="float">
            <text:p>86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87" calcext:value-type="float">
            <text:p><text:s text:c="7"/>－18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415" calcext:value-type="float">
            <text:p>4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1" calcext:value-type="float">
            <text:p><text:s text:c="7"/>－8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67" calcext:value-type="float">
            <text:p>76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3" calcext:value-type="float">
            <text:p>87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452" calcext:value-type="float">
            <text:p>4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06" calcext:value-type="float">
            <text:p><text:s text:c="7"/>－10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8" calcext:value-type="float">
            <text:p>4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2" calcext:value-type="float">
            <text:p>3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1" calcext:value-type="float">
            <text:p>6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6" calcext:value-type="float">
            <text:p>1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85" calcext:value-type="float">
            <text:p>1,88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30" calcext:value-type="float">
            <text:p><text:s text:c="7"/>－23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9" calcext:value-type="float">
            <text:p>88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27" calcext:value-type="float">
            <text:p><text:s text:c="7"/>－12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96" calcext:value-type="float">
            <text:p>99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69" calcext:value-type="float">
            <text:p>46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03" calcext:value-type="float">
            <text:p><text:s text:c="7"/>－10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29" calcext:value-type="float">
            <text:p>2,02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6" calcext:value-type="float">
            <text:p>1,98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5" calcext:value-type="float">
            <text:p>715</text:p>
          </table:table-cell>
          <table:table-cell table:style-name="ce41" office:value-type="float" office:value="821" calcext:value-type="float">
            <text:p>8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3" calcext:value-type="float">
            <text:p>4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53" calcext:value-type="float">
            <text:p>95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370" calcext:value-type="float">
            <text:p>3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79" calcext:value-type="float">
            <text:p>7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76" calcext:value-type="float">
            <text:p>1,07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451" calcext:value-type="float">
            <text:p>45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6" calcext:value-type="float">
            <text:p><text:s text:c="7"/>－3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2" table:style-name="ce41" office:value-type="float" office:value="56" calcext:value-type="float">
            <text:p>5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92" calcext:value-type="float">
            <text:p><text:s text:c="7"/>－9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79" calcext:value-type="float">
            <text:p>1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52" calcext:value-type="float">
            <text:p><text:s text:c="7"/>－5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84" calcext:value-type="float">
            <text:p>58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40" calcext:value-type="float">
            <text:p><text:s text:c="7"/>－40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630" calcext:value-type="float">
            <text:p>1,63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91" calcext:value-type="float">
            <text:p>391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535" calcext:value-type="float">
            <text:p>5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9" calcext:value-type="float">
            <text:p>43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1191" calcext:value-type="float">
            <text:p>1,191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51" calcext:value-type="float">
            <text:p>85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99" calcext:value-type="float">
            <text:p>199</text:p>
          </table:table-cell>
          <table:table-cell table:number-columns-repeated="2" table:style-name="ce39" office:value-type="float" office:value="71" calcext:value-type="float">
            <text:p>7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273" calcext:value-type="float">
            <text:p>27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1" calcext:value-type="float">
            <text:p>2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1" calcext:value-type="float">
            <text:p>10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600" calcext:value-type="float">
            <text:p>60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79" calcext:value-type="float">
            <text:p>77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262" calcext:value-type="float">
            <text:p>26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591" calcext:value-type="float">
            <text:p>59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445" calcext:value-type="float">
            <text:p>4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057" calcext:value-type="float">
            <text:p>1,05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15" calcext:value-type="float">
            <text:p>2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5" calcext:value-type="float">
            <text:p>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11" calcext:value-type="float">
            <text:p>51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17" calcext:value-type="float">
            <text:p>7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30" calcext:value-type="float">
            <text:p>2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546" calcext:value-type="float">
            <text:p>54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90" calcext:value-type="float">
            <text:p>9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34" calcext:value-type="float">
            <text:p>13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89" calcext:value-type="float">
            <text:p>89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5" calcext:value-type="float">
            <text:p>45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10月4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0-04T18:30:39</meta:creation-date>
    <dc:creator>user</dc:creator>
    <dc:date>2012-10-04T18:31:00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